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ООП - основные термины и их описание - 50 штук по категориям</text:p>
      <text:p text:style-name="P1">ChatGPT</text:p>
      <text:p text:style-name="P2">ChatGPT</text:p>
      <text:p text:style-name="P9">Конечно, вот 50 основных терминов по категориям в объектно-ориентированном программировании (ООП) на PHP:</text:p>
      <text:h text:style-name="P16" text:outline-level="3">Основные концепции ООП:</text:h>
      <text:list xml:id="list7795518057379436835" text:style-name="L1">
        <text:list-item>
          <text:p text:style-name="P10"><text:span text:style-name="Strong_20_Emphasis">Класс:</text:span></text:p>
          <text:list>
            <text:list-item>
              <text:p text:style-name="P3">Описание: Шаблон для создания объектов, содержит свойства и методы.</text:p>
            </text:list-item>
          </text:list>
        </text:list-item>
        <text:list-item>
          <text:p text:style-name="P10"><text:span text:style-name="Strong_20_Emphasis">Объект:</text:span></text:p>
          <text:list>
            <text:list-item>
              <text:p text:style-name="P3">Описание: Экземпляр класса, имеющий состояние (свойства) и поведение (методы).</text:p>
            </text:list-item>
          </text:list>
        </text:list-item>
        <text:list-item>
          <text:p text:style-name="P10"><text:span text:style-name="Strong_20_Emphasis">Инкапсуляция:</text:span></text:p>
          <text:list>
            <text:list-item>
              <text:p text:style-name="P3">Описание: Принцип скрытия деталей реализации объекта от внешнего мира.</text:p>
            </text:list-item>
          </text:list>
        </text:list-item>
        <text:list-item>
          <text:p text:style-name="P10"><text:span text:style-name="Strong_20_Emphasis">Наследование:</text:span></text:p>
          <text:list>
            <text:list-item>
              <text:p text:style-name="P3">Описание: Механизм, позволяющий классу наследовать свойства и методы другого класса.</text:p>
            </text:list-item>
          </text:list>
        </text:list-item>
        <text:list-item>
          <text:p text:style-name="P10"><text:span text:style-name="Strong_20_Emphasis">Полиморфизм:</text:span></text:p>
          <text:list>
            <text:list-item>
              <text:p text:style-name="P10">Описание: Возможность объектов разных классов использовать методы с одним именем, но с различной реализацией.</text:p>
            </text:list-item>
          </text:list>
        </text:list-item>
      </text:list>
      <text:h text:style-name="P16" text:outline-level="3">Модификаторы доступа:</text:h>
      <text:list xml:id="list3634484217986375042" text:style-name="L2">
        <text:list-item>
          <text:p text:style-name="P11"><text:span text:style-name="Strong_20_Emphasis">Public:</text:span></text:p>
          <text:list>
            <text:list-item>
              <text:p text:style-name="P4">Описание: Свойства или методы, доступные из любой точки программы.</text:p>
            </text:list-item>
          </text:list>
        </text:list-item>
        <text:list-item>
          <text:p text:style-name="P11"><text:span text:style-name="Strong_20_Emphasis">Private:</text:span></text:p>
          <text:list>
            <text:list-item>
              <text:p text:style-name="P4">Описание: Свойства или методы, доступные только внутри класса.</text:p>
            </text:list-item>
          </text:list>
        </text:list-item>
        <text:list-item>
          <text:p text:style-name="P11"><text:span text:style-name="Strong_20_Emphasis">Protected:</text:span></text:p>
          <text:list>
            <text:list-item>
              <text:p text:style-name="P11">Описание: Свойства или методы, доступные внутри класса и его наследников.</text:p>
            </text:list-item>
          </text:list>
        </text:list-item>
      </text:list>
      <text:h text:style-name="P16" text:outline-level="3">Абстракция и Интерфейсы:</text:h>
      <text:list xml:id="list2273153603069125834" text:style-name="L3">
        <text:list-item>
          <text:p text:style-name="P12"><text:span text:style-name="Strong_20_Emphasis">Абстрактный класс:</text:span></text:p>
          <text:list>
            <text:list-item>
              <text:p text:style-name="P5">Описание: Класс, содержащий абстрактные методы и может иметь обычные методы.</text:p>
            </text:list-item>
          </text:list>
        </text:list-item>
        <text:list-item>
          <text:p text:style-name="P12"><text:span text:style-name="Strong_20_Emphasis">Интерфейс:</text:span></text:p>
          <text:list>
            <text:list-item>
              <text:p text:style-name="P12">Описание: Содержит только сигнатуры методов, которые должны быть реализованы классом.</text:p>
            </text:list-item>
          </text:list>
        </text:list-item>
      </text:list>
      <text:h text:style-name="P16" text:outline-level="3"><text:soft-page-break/>Магические методы:</text:h>
      <text:list xml:id="list5257290236326073815" text:style-name="L4">
        <text:list-item>
          <text:p text:style-name="P13"><text:span text:style-name="Strong_20_Emphasis">__construct:</text:span></text:p>
          <text:list>
            <text:list-item>
              <text:p text:style-name="P6">Описание: Метод-конструктор, вызывается при создании нового объекта.</text:p>
            </text:list-item>
          </text:list>
        </text:list-item>
        <text:list-item>
          <text:p text:style-name="P13"><text:span text:style-name="Strong_20_Emphasis">__destruct:</text:span></text:p>
          <text:list>
            <text:list-item>
              <text:p text:style-name="P6">Описание: Метод-деструктор, вызывается при уничтожении объекта.</text:p>
            </text:list-item>
          </text:list>
        </text:list-item>
        <text:list-item>
          <text:p text:style-name="P13"><text:span text:style-name="Strong_20_Emphasis">__get:</text:span></text:p>
          <text:list>
            <text:list-item>
              <text:p text:style-name="P6">Описание: Магический метод для доступа к несуществующим или приватным свойствам.</text:p>
            </text:list-item>
          </text:list>
        </text:list-item>
        <text:list-item>
          <text:p text:style-name="P13"><text:span text:style-name="Strong_20_Emphasis">__set:</text:span></text:p>
          <text:list>
            <text:list-item>
              <text:p text:style-name="P6">Описание: Магический метод для установки значений несуществующих или приватных свойств.</text:p>
            </text:list-item>
          </text:list>
        </text:list-item>
        <text:list-item>
          <text:p text:style-name="P13"><text:span text:style-name="Strong_20_Emphasis">__call:</text:span></text:p>
          <text:list>
            <text:list-item>
              <text:p text:style-name="P6">Описание: Магический метод для вызова недоступных методов объекта.</text:p>
            </text:list-item>
          </text:list>
        </text:list-item>
        <text:list-item>
          <text:p text:style-name="P13"><text:span text:style-name="Strong_20_Emphasis">__toString:</text:span></text:p>
          <text:list>
            <text:list-item>
              <text:p text:style-name="P13">Описание: Магический метод для приведения объекта к строке при выводе.</text:p>
            </text:list-item>
          </text:list>
        </text:list-item>
      </text:list>
      <text:h text:style-name="P16" text:outline-level="3">Паттерны проектирования:</text:h>
      <text:list xml:id="list6226585807991443854" text:style-name="L5">
        <text:list-item>
          <text:p text:style-name="P14"><text:span text:style-name="Strong_20_Emphasis">Фабричный метод:</text:span></text:p>
          <text:list>
            <text:list-item>
              <text:p text:style-name="P7">Описание: Шаблон проектирования, делегирующий создание объектов подклассам.</text:p>
            </text:list-item>
          </text:list>
        </text:list-item>
        <text:list-item>
          <text:p text:style-name="P14"><text:span text:style-name="Strong_20_Emphasis">Строитель:</text:span></text:p>
          <text:list>
            <text:list-item>
              <text:p text:style-name="P7">Описание: Позволяет создавать сложные объекты пошагово.</text:p>
            </text:list-item>
          </text:list>
        </text:list-item>
        <text:list-item>
          <text:p text:style-name="P14"><text:span text:style-name="Strong_20_Emphasis">Одиночка (Singleton):</text:span></text:p>
          <text:list>
            <text:list-item>
              <text:p text:style-name="P7">Описание: Паттерн, который гарантирует существование только одного экземпляра класса.</text:p>
            </text:list-item>
          </text:list>
        </text:list-item>
        <text:list-item>
          <text:p text:style-name="P14"><text:span text:style-name="Strong_20_Emphasis">Прототип:</text:span></text:p>
          <text:list>
            <text:list-item>
              <text:p text:style-name="P14">Описание: Паттерн, позволяющий создавать объекты на основе уже существующих экземпляров.</text:p>
            </text:list-item>
          </text:list>
        </text:list-item>
      </text:list>
      <text:h text:style-name="P16" text:outline-level="3">Другие термины ООП:</text:h>
      <text:list xml:id="list3008644011470233862" text:style-name="L6">
        <text:list-item>
          <text:p text:style-name="P15"><text:span text:style-name="Strong_20_Emphasis">Инкапсуляция данных:</text:span></text:p>
          <text:list>
            <text:list-item>
              <text:p text:style-name="P8">Описание: Принцип скрытия данных и методов, работающих с ними, внутри класса.</text:p>
            </text:list-item>
          </text:list>
        </text:list-item>
        <text:list-item>
          <text:p text:style-name="P15"><text:span text:style-name="Strong_20_Emphasis">Интерфейс vs. Абстрактный класс:</text:span></text:p>
          <text:list>
            <text:list-item>
              <text:p text:style-name="P8">Описание: Сравнение особенностей интерфейсов и абстрактных классов.</text:p>
            </text:list-item>
          </text:list>
        </text:list-item>
        <text:list-item>
          <text:p text:style-name="P15"><text:span text:style-name="Strong_20_Emphasis">Объединение:</text:span></text:p>
          <text:list>
            <text:list-item>
              <text:p text:style-name="P8">Описание: Процесс объединения функциональности различных классов.</text:p>
            </text:list-item>
          </text:list>
        </text:list-item>
        <text:list-item>
          <text:p text:style-name="P15"><text:soft-page-break/><text:span text:style-name="Strong_20_Emphasis">Перегрузка методов:</text:span></text:p>
          <text:list>
            <text:list-item>
              <text:p text:style-name="P8">Описание: Возможность переопределения методов в классах-наследниках.</text:p>
            </text:list-item>
          </text:list>
        </text:list-item>
        <text:list-item>
          <text:p text:style-name="P15"><text:span text:style-name="Strong_20_Emphasis">Композиция:</text:span></text:p>
          <text:list>
            <text:list-item>
              <text:p text:style-name="P15">Описание: Создание класса из объектов других классов.</text:p>
            </text:list-item>
          </text:list>
        </text:list-item>
      </text:list>
      <text:p text:style-name="P9">Эти термины помогут лучше понять и использовать принципы ООП в PHP для создания гибких и удобных для поддержки програм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1-26T23:17:58.58</dc:date>
    <meta:document-statistic meta:table-count="0" meta:image-count="0" meta:object-count="0" meta:page-count="3" meta:paragraph-count="61" meta:word-count="363" meta:character-count="2667"/>
    <dc:creator>Dima Wide</dc:creator>
    <meta:user-defined meta:name="Info 1"/>
    <meta:user-defined meta:name="Info 2"/>
    <meta:user-defined meta:name="Info 3"/>
    <meta:user-defined meta:name="Info 4"/>
  </office:meta>
</office:document-meta>
</file>